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Párrafodelista" style:list-style-name="LFO1" style:family="paragraph">
      <style:text-properties fo:font-weight="bold" style:font-weight-asian="bold" style:font-weight-complex="bold"/>
    </style:style>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Párrafodelista" style:list-style-name="LFO1" style:family="paragraph"/>
    <style:style style:name="P8" style:parent-style-name="Párrafodelista" style:list-style-name="LFO1" style:family="paragraph"/>
    <style:style style:name="P9" style:parent-style-name="Párrafodelista" style:list-style-name="LFO1" style:family="paragraph"/>
    <style:style style:name="T10" style:parent-style-name="Fuentedepárrafopredeter." style:family="text">
      <style:text-properties style:font-name="Wingdings" style:font-name-asian="Wingdings" style:font-name-complex="Wingdings"/>
    </style:style>
    <style:style style:name="P11" style:parent-style-name="Párrafodelista" style:list-style-name="LFO1" style:family="paragraph"/>
    <style:style style:name="P12" style:parent-style-name="Párrafodelista" style:list-style-name="LFO1" style:family="paragraph"/>
    <style:style style:name="P1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14" style:parent-style-name="Párrafodelista" style:list-style-name="LFO2" style:family="paragraph">
      <style:text-properties fo:font-weight="bold" style:font-weight-asian="bold" style:font-weight-complex="bold"/>
    </style:style>
    <style:style style:name="P15" style:parent-style-name="Párrafodelista" style:list-style-name="LFO2" style:family="paragraph"/>
    <style:style style:name="P16" style:parent-style-name="Párrafodelista" style:list-style-name="LFO2" style:family="paragraph"/>
    <style:style style:name="P17" style:parent-style-name="Párrafodelista" style:list-style-name="LFO2" style:family="paragraph"/>
    <style:style style:name="P18" style:parent-style-name="Párrafodelista" style:list-style-name="LFO2" style:family="paragraph"/>
    <style:style style:name="P1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0" style:parent-style-name="Párrafodelista" style:list-style-name="LFO3" style:family="paragraph"/>
    <style:style style:name="T21" style:parent-style-name="Fuentedepárrafopredeter." style:family="text">
      <style:text-properties fo:font-weight="bold" style:font-weight-asian="bold" style:font-weight-complex="bold"/>
    </style:style>
    <style:style style:name="P22" style:parent-style-name="Párrafodelista" style:list-style-name="LFO3" style:family="paragraph"/>
    <style:style style:name="P23" style:parent-style-name="Párrafodelista" style:list-style-name="LFO3" style:family="paragraph"/>
  </office:automatic-styles>
  <office:body>
    <office:text text:use-soft-page-breaks="true">
      <text:p text:style-name="P1">Se quiere guardar información de usuarios pertenecientes del gimnasio, de cada usuario se quiere saber su id, nombre, apellido, edad, lista de clases pertenecientes, el tipo de pago que hace para las clases, esto podrá ser mensual, anual o diario, si es o no avanzado y un gimnasio asociado al usuario.</text:p>
      <text:p text:style-name="Normal">De cada clase se quiere saber su id, nombre de la clase, el nombre del instructor que da la clase y el tipo de clase imparte (principiante, intermedio, avanzado)</text:p>
      <text:p text:style-name="Normal"/>
      <text:p text:style-name="Normal">De cada gimnasio se sabe el id, nombre, ubicación.</text:p>
      <text:p text:style-name="Normal">Entidades:</text:p>
      <text:p text:style-name="P2">Usuario</text:p>
      <text:list text:style-name="LFO1" text:continue-numbering="true">
        <text:list-item>
          <text:p text:style-name="P3">Id_Usuario(campoÚnico) String</text:p>
        </text:list-item>
        <text:list-item>
          <text:p text:style-name="P4">Nombre string</text:p>
        </text:list-item>
        <text:list-item>
          <text:p text:style-name="P5">Apellido string</text:p>
        </text:list-item>
        <text:list-item>
          <text:p text:style-name="P6">Edad int</text:p>
        </text:list-item>
        <text:list-item>
          <text:p text:style-name="P7">Lista de clases [ ] clases</text:p>
        </text:list-item>
        <text:list-item>
          <text:p text:style-name="P8">Matrícula double</text:p>
        </text:list-item>
        <text:list-item>
          <text:p text:style-name="P9">Tipo de pago de clases(mensual, anual, diario )<text:s/><text:span text:style-name="T10"></text:span>enum</text:p>
        </text:list-item>
        <text:list-item>
          <text:p text:style-name="P11">avanzado boolean</text:p>
        </text:list-item>
        <text:list-item>
          <text:p text:style-name="P12">Gimnasio gimnasio doc</text:p>
        </text:list-item>
      </text:list>
      <text:p text:style-name="P13">Clases</text:p>
      <text:list text:style-name="LFO2" text:continue-numbering="true">
        <text:list-item>
          <text:p text:style-name="P14">idClase(campoÚnico) String</text:p>
        </text:list-item>
        <text:list-item>
          <text:p text:style-name="P15">Nombre clase String</text:p>
        </text:list-item>
        <text:list-item>
          <text:p text:style-name="P16">Nombre monitor String</text:p>
        </text:list-item>
        <text:list-item>
          <text:p text:style-name="P17">Día y Hora String</text:p>
        </text:list-item>
        <text:list-item>
          <text:p text:style-name="P18">Nivel (principiante, intermedio, avanzado) Enum</text:p>
        </text:list-item>
      </text:list>
      <text:p text:style-name="P19">Gimnasio</text:p>
      <text:list text:style-name="LFO3" text:continue-numbering="true">
        <text:list-item>
          <text:p text:style-name="P20"><text:span text:style-name="T21">idGimnasio(campoÚnico) String</text:span></text:p>
        </text:list-item>
        <text:list-item>
          <text:p text:style-name="P22">Nombre del gimnasio String</text:p>
        </text:list-item>
        <text:list-item>
          <text:p text:style-name="P23">Ubicación String</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12-02T09:33:00Z</meta:creation-date>
    <dc:date>2025-12-03T09:05:00Z</dc:date>
    <meta:template xlink:href="Normal.dotm" xlink:type="simple"/>
    <meta:editing-cycles>2</meta:editing-cycles>
    <meta:editing-duration>PT7740S</meta:editing-duration>
    <meta:document-statistic meta:page-count="1" meta:paragraph-count="1" meta:word-count="148" meta:character-count="966" meta:row-count="6" meta:non-whitespace-character-count="819"/>
  </office:meta>
</office:document-meta>
</file>